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3a73d"/>
    </style:style>
    <style:style style:name="P3" style:family="paragraph" style:parent-style-name="Standard" style:list-style-name="L1">
      <style:text-properties officeooo:paragraph-rsid="001469ba"/>
    </style:style>
    <style:style style:name="P4" style:family="paragraph" style:parent-style-name="Standard" style:list-style-name="L1">
      <style:text-properties fo:font-style="normal" officeooo:rsid="00138fd0" style:font-style-asian="normal" style:font-style-complex="normal"/>
    </style:style>
    <style:style style:name="T1" style:family="text">
      <style:text-properties fo:font-style="normal" officeooo:rsid="00138fd0" style:font-style-asian="normal" style:font-style-complex="normal"/>
    </style:style>
    <style:style style:name="T2" style:family="text">
      <style:text-properties fo:font-style="normal" officeooo:rsid="001469ba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39882341" text:style-name="L1">
        <text:list-item>
          <text:p text:style-name="P1">启动spark－shell之前需要启动spark</text:p>
        </text:list-item>
        <text:list-item>
          <text:p text:style-name="P1">运行spark　rdd时，忘记添加镜像源</text:p>
        </text:list-item>
        <text:list-item>
          <text:p text:style-name="P1">运行java前，新建了输出路径<text:span text:style-name="T1">spark_output, 报错error: output dirctory exists</text:span></text:p>
        </text:list-item>
        <text:list-item>
          <text:p text:style-name="P4">删除output文件夹后可以运行</text:p>
        </text:list-item>
        <text:list-item>
          <text:p text:style-name="P4">在Spark-Shell中运行scala代码时，忘记修改文件路径，导致报错</text:p>
        </text:list-item>
        <text:list-item>
          <text:p text:style-name="P2"><text:span text:style-name="T1">启动Spark-Shell，出现 Your application is being killed for virtual memory usage 报错, 请在 Hadoop 配置文件 </text:span><text:span text:style-name="Source_20_Text"><text:span text:style-name="T1">yarn-site.xml</text:span></text:span><text:span text:style-name="T1"> 中添加</text:span></text:p>
        </text:list-item>
        <text:list-item>
          <text:p text:style-name="P2"><text:span text:style-name="T1">分布式部署：</text:span></text:p>
          <text:p text:style-name="P3"><text:span text:style-name="T1">- 问题一: 主节点能够成功启动spark， 启动后通过jps查看主从节点的进程都是正常的，主节点只能实现伪分布式</text:span></text:p>
          <text:list>
            <text:list-header>
              <text:p text:style-name="P3"><text:span text:style-name="T1">- 解决: </text:span><text:span text:style-name="T2">修改主从节点的hdfs配置文件core-site.xml, 将其中的localhost修改为主节点的IP：219.228.135.71</text:span></text:p>
            </text:list-header>
          </text:list>
          <text:p text:style-name="P3"><text:span text:style-name="T2"/></text:p>
          <text:p text:style-name="P3"><text:span text:style-name="T1">- 问题二: 但是从web</text:span><text:span text:style-name="T2">UI上看，只能现实主节点的worker</text:span></text:p>
          <text:list text:continue-numbering="true">
            <text:list-header>
              <text:p text:style-name="P2"><text:span text:style-name="T2">- 解决: 修改主从节点的spark配置文件spark-envs.sh为如图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42:58.927277448</meta:creation-date>
    <meta:generator>LibreOffice/6.0.7.3$Linux_X86_64 LibreOffice_project/00m0$Build-3</meta:generator>
    <dc:date>2019-11-17T18:26:52.382930795</dc:date>
    <meta:editing-duration>PT1H6M44S</meta:editing-duration>
    <meta:editing-cycles>4</meta:editing-cycles>
    <meta:document-statistic meta:table-count="0" meta:image-count="0" meta:object-count="0" meta:page-count="1" meta:paragraph-count="11" meta:word-count="241" meta:character-count="488" meta:non-whitespace-character-count="458"/>
  </office:meta>
</office:document-meta>
</file>